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8cm" fo:min-width="3.80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351cm" fo:min-width="2.3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19cm" fo:min-width="3.46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85cm" fo:min-width="3.46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433cm" fo:min-width="4.101cm"/>
    </style:style>
    <style:style style:name="gr10" style:family="graphic" style:parent-style-name="standard">
      <style:graphic-properties draw:textarea-horizontal-align="justify" draw:textarea-vertical-align="middle" draw:auto-grow-height="false" fo:min-height="0.435cm" fo:min-width="0.27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32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6cm" svg:height="3cm" svg:x="9.9cm" svg:y="7.9cm">
          <text:p text:style-name="P1">ARx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7cm" svg:height="2.6cm" svg:x="3.4cm" svg:y="8.1cm">
          <text:p text:style-name="P1">Space-Track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2" xml:id="id3" draw:id="id3" draw:layer="layout" svg:width="4.6cm" svg:height="3.1cm" svg:x="16.5cm" svg:y="3.8cm">
          <text:p text:style-name="P1">CodsAdmi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xml:id="id5" draw:id="id5" draw:layer="layout" svg:width="4.6cm" svg:height="2.9cm" svg:x="18.9cm" svg:y="10.7cm">
          <text:p text:style-name="P1">CDM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svg:x1="9.9cm" svg:y1="9.4cm" svg:x2="7.622cm" svg:y2="9.4cm" draw:start-shape="id1" draw:start-glue-point="3" draw:end-shape="id2" draw:end-glue-point="9" svg:d="M9900 9400h-2278" svg:viewBox="0 0 2279 1">
          <text:p/>
        </draw:connector>
        <draw:connector draw:style-name="gr5" draw:text-style-name="P2" draw:layer="layout" svg:x1="14.5cm" svg:y1="9.4cm" svg:x2="16.5cm" svg:y2="5.35cm" draw:start-shape="id1" draw:start-glue-point="1" draw:end-shape="id3" draw:end-glue-point="5" svg:d="M14500 9400h1001v-4050h999" svg:viewBox="0 0 2001 4051">
          <text:p/>
        </draw:connector>
        <draw:frame draw:style-name="gr6" draw:text-style-name="P4" draw:layer="layout" svg:width="2.8cm" svg:height="1.207cm" svg:x="12.7cm" svg:y="5.6cm">
          <draw:text-box>
            <text:p text:style-name="P3"><text:span text:style-name="T1">Efemérides</text:span></text:p>
            <text:p text:style-name="P3"><text:span text:style-name="T1"><text:s/></text:span><text:span text:style-name="T1">de Misión</text:span></text:p>
          </draw:text-box>
        </draw:frame>
        <draw:frame draw:style-name="gr7" draw:text-style-name="P6" draw:layer="layout" svg:width="1.5cm" svg:height="0.806cm" svg:x="17.3cm" svg:y="11.2cm">
          <draw:text-box>
            <text:p text:style-name="P5"><text:span text:style-name="T2">.xml</text:span></text:p>
          </draw:text-box>
        </draw:frame>
        <draw:frame draw:style-name="gr8" draw:text-style-name="P6" draw:layer="layout" svg:width="1.7cm" svg:height="0.806cm" svg:x="8.1cm" svg:y="8.7cm">
          <draw:text-box>
            <text:p text:style-name="P5"><text:span text:style-name="T2">TLE</text:span></text:p>
          </draw:text-box>
        </draw:frame>
        <draw:custom-shape draw:style-name="gr9" draw:text-style-name="P2" xml:id="id6" draw:id="id6" draw:layer="layout" svg:width="4.6cm" svg:height="2.1cm" svg:x="18.9cm" svg:y="14.1cm">
          <text:p text:style-name="P1">Carga Manual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g xml:id="id4" draw:id="id4">
          <draw:g>
            <draw:custom-shape draw:style-name="gr10" draw:text-style-name="P1" draw:layer="layout" svg:width="1.099cm" svg:height="0.969cm" svg:x="13.602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11" draw:text-style-name="P1" draw:layer="layout" svg:width="1.724cm" svg:height="1.839cm" draw:transform="skewX (-0.301069295969022) rotate (0.805818515645782) translate (12.795cm 14.115cm)" draw:kind="cut" draw:start-angle="280.66" draw:end-angle="148.4">
              <text:p/>
            </draw:ellipse>
          </draw:g>
          <draw:frame draw:style-name="gr12" draw:text-style-name="P6" draw:layer="layout" svg:width="2.896cm" svg:height="1.577cm" svg:x="13.104cm" svg:y="14.523cm">
            <draw:text-box>
              <text:p text:style-name="P5"><text:span text:style-name="T2">Operador</text:span></text:p>
            </draw:text-box>
          </draw:frame>
        </draw:g>
        <draw:connector draw:style-name="gr5" draw:text-style-name="P2" draw:layer="layout" svg:x1="12.2cm" svg:y1="10.9cm" svg:x2="13.104cm" svg:y2="14.15cm" draw:start-shape="id1" draw:start-glue-point="2" draw:end-shape="id4" draw:end-glue-point="3" svg:d="M12200 10900v3250h904" svg:viewBox="0 0 905 3251">
          <text:p/>
        </draw:connector>
        <draw:connector draw:style-name="gr5" draw:text-style-name="P2" draw:layer="layout" svg:x1="16cm" svg:y1="14.15cm" svg:x2="18.9cm" svg:y2="12.15cm" draw:start-shape="id4" draw:start-glue-point="1" draw:end-shape="id5" draw:end-glue-point="5" svg:d="M16000 14150h1450v-2000h1450" svg:viewBox="0 0 2901 2001">
          <text:p/>
        </draw:connector>
        <draw:connector draw:style-name="gr5" draw:text-style-name="P2" draw:layer="layout" svg:x1="16cm" svg:y1="14.15cm" svg:x2="18.9cm" svg:y2="15.15cm" draw:start-shape="id4" draw:start-glue-point="1" draw:end-shape="id6" draw:end-glue-point="5" svg:d="M16000 14150h1450v1000h1450" svg:viewBox="0 0 2901 1001">
          <text:p/>
        </draw:connector>
        <draw:custom-shape draw:style-name="gr13" draw:text-style-name="P8" xml:id="id7" draw:id="id7" draw:layer="layout" svg:width="3.2cm" svg:height="0.9cm" svg:x="19.9cm" svg:y="7.1cm">
          <text:p text:style-name="P7"><text:span text:style-name="T3">Orbephem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8" draw:id="id8" draw:layer="layout" svg:width="3.2cm" svg:height="0.9cm" svg:x="20cm" svg:y="8.4cm">
          <text:p text:style-name="P7"><text:span text:style-name="T3">Densephem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8.8cm" svg:y1="6.655cm" svg:x2="19.9cm" svg:y2="7.55cm" draw:start-shape="id3" draw:start-glue-point="6" draw:end-shape="id7" draw:end-glue-point="3" svg:d="M18800 6655v895h1100" svg:viewBox="0 0 1101 896">
          <text:p/>
        </draw:connector>
        <draw:connector draw:style-name="gr5" draw:text-style-name="P2" draw:layer="layout" svg:x1="18.8cm" svg:y1="6.655cm" svg:x2="20cm" svg:y2="8.85cm" draw:start-shape="id3" draw:start-glue-point="6" draw:end-shape="id8" draw:end-glue-point="3" svg:d="M18800 6655v2195h1200" svg:viewBox="0 0 1201 21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09:49:58.307898019</meta:creation-date>
    <dc:date>2017-07-12T10:07:24.376263484</dc:date>
    <meta:editing-duration>PT17M24S</meta:editing-duration>
    <meta:editing-cycles>5</meta:editing-cycles>
    <meta:generator>LibreOffice/5.1.1.2$Linux_X86_64 LibreOffice_project/10m0$Build-2</meta:generator>
    <meta:document-statistic meta:object-count="22"/>
  </office:meta>
</office:document-meta>
</file>